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2E30BD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3.028cm" svg:height="3.114cm" svg:x="8.7cm" svg:y="11.5cm">
          <draw:image xlink:href="Pictures/1000020100000020000000202E30BDC2.png" xlink:type="simple" xlink:show="embed" xlink:actuate="onLoad">
            <text:p/>
          </draw:image>
        </draw:frame>
        <draw:custom-shape draw:style-name="gr2" draw:text-style-name="P1" draw:layer="layout" svg:width="5cm" svg:height="5cm" svg:x="7.7cm" svg:y="1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son </meta:initial-creator>
    <meta:creation-date>2015-06-20T03:06:10.573790447</meta:creation-date>
    <dc:date>2015-06-20T03:08:21.930605347</dc:date>
    <dc:creator>Wilson </dc:creator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